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5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3.99mm" fo:break-before="auto" style:use-optimal-row-height="false"/>
    </style:style>
    <style:style style:name="ro6" style:family="table-row">
      <style:table-row-properties style:row-height="26.95mm" fo:break-before="auto" style:use-optimal-row-height="false"/>
    </style:style>
    <style:style style:name="ro7" style:family="table-row">
      <style:table-row-properties style:row-height="26.32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26.53mm" fo:break-before="auto" style:use-optimal-row-height="false"/>
    </style:style>
    <style:style style:name="ro10" style:family="table-row">
      <style:table-row-properties style:row-height="9.24mm" fo:break-before="auto" style:use-optimal-row-height="false"/>
    </style:style>
    <style:style style:name="ro11" style:family="table-row">
      <style:table-row-properties style:row-height="14.2mm" fo:break-before="auto" style:use-optimal-row-height="false"/>
    </style:style>
    <style:style style:name="ro12" style:family="table-row">
      <style:table-row-properties style:row-height="9.81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 style:font-name-asian="DejaVu Sans" style:font-name-complex="DejaVu Sans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579d1c" style:text-align-source="fix" style:repeat-content="false" fo:wrap-option="wrap" fo:border="0.06pt solid #b3b3b3" style:vertical-align="middle"/>
      <style:paragraph-properties fo:text-align="center" fo:margin-left="0mm"/>
      <style:text-properties style:use-window-font-color="true" style:font-name="Ubuntu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4586" style:font-name="Ubuntu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12" style:family="table-cell" style:parent-style-name="Default">
      <style:table-cell-properties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8000" style:font-name="Ubuntu"/>
    </style:style>
    <style:style style:name="ce14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use-window-font-color="true" style:font-name="Ubuntu"/>
    </style:style>
    <style:style style:name="T1" style:family="text">
      <style:text-properties style:font-name="OpenSymbol"/>
    </style:style>
    <style:style style:name="T2" style:family="text">
      <style:text-properties fo:color="#004586"/>
    </style:style>
    <style:style style:name="T3" style:family="text">
      <style:text-properties fo:color="#008000"/>
    </style:style>
    <style:style style:name="T4" style:family="text">
      <style:text-properties fo:color="#dc2300"/>
    </style:style>
    <style:style style:name="T5" style:family="text">
      <style:text-properties fo:color="#004586" style:font-name="Ubuntu" style:font-name-asian="DejaVu Sans" style:font-name-complex="DejaVu Sans"/>
    </style:style>
    <style:style style:name="T6" style:family="text">
      <style:text-properties style:font-name="Ubuntu" style:font-name-asian="DejaVu Sans" style:font-name-complex="DejaVu Sans"/>
    </style:style>
    <style:style style:name="T7" style:family="text">
      <style:text-properties style:font-name="StarSymbol" style:font-name-asian="StarBats"/>
    </style:style>
    <style:style style:name="T8" style:family="text">
      <style:text-properties fo:color="#ff950e"/>
    </style:style>
    <style:style style:name="T9" style:family="text">
      <style:text-properties style:font-name="Ubuntu" fo:font-size="10pt" style:font-name-asian="DejaVu Sans" style:font-name-complex="DejaVu Sans" style:font-size-asian="10pt" style:font-size-complex="10pt"/>
    </style:style>
    <style:style style:name="T10" style:family="text">
      <style:text-properties style:font-name="Ubuntu" style:font-name-asian="DejaVu Sans" style:font-name-complex="DejaVu Sans" fo:color="#dc2300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8" table:default-cell-style-name="ce6"/>
        <table:table-row table:style-name="ro1">
          <table:table-cell table:style-name="Default"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mands <text:span text:style-name="T1"></text:span></text:p>
          </table:table-cell>
          <table:table-cell table:style-name="ce8" office:value-type="string" calcext:value-type="string">
            <text:p>Stopped, exploring</text:p>
          </table:table-cell>
          <table:table-cell table:style-name="ce8" office:value-type="string" calcext:value-type="string">
            <text:p>Playing, not exploring</text:p>
          </table:table-cell>
          <table:table-cell table:style-name="ce8" office:value-type="string" calcext:value-type="string">
            <text:p>Playing, exploring</text:p>
          </table:table-cell>
          <table:table-cell table:style-name="ce8" office:value-type="string" calcext:value-type="string">
            <text:p>Paused (exploring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VE_TO_ PARENT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<text:span text:style-name="T4">switch to State C</text:span></text:p>
          </table:table-cell>
          <table:table-cell table:number-columns-repeated="2" table:style-name="ce14" office:value-type="string" calcext:value-type="string">
            <text:p>update xnod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OVE_TO_ 1ST_CHILD <text:s text:c="5"/>xnode is an inode</text:p>
          </table:table-cell>
          <table:table-cell table:style-name="ce9" office:value-type="string" calcext:value-type="string">
            <text:p>update xnode</text:p>
          </table:table-cell>
          <table:table-cell table:style-name="ce12" office:value-type="string" calcext:value-type="string">
            <text:p>impossible case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MOVE_TO_ 1ST_CHILD <text:s text:c="5"/>xnode is a <text:s/>leaf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2" table:style-name="ce11" office:value-type="string" calcext:value-type="string">
            <text:p>update xnode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MOVE_TO_ NODE_NEXT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(if new is a leaf update head and <text:span text:style-name="T3">start playing, </text:span>else <text:span text:style-name="T3">stop</text:span> and <text:span text:style-name="T4">switch to State A</text:span>)</text:p>
            <text:p><text:span text:style-name="T2">if queue mode is on,</text:span></text:p>
            <text:p><text:span text:style-name="T2">new xnode will be taken from the queue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MOVE_TO_ NODE_PREV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(if new is a leaf update head and <text:span text:style-name="T3">start playing, </text:span>else <text:span text:style-name="T3">stop</text:span> and <text:span text:style-name="T4">switch to State A</text:span>)</text:p>
            <text:p><text:span text:style-name="T5">if queue mode is on,</text:span></text:p>
            <text:p><text:span text:style-name="T5">new xnode will be taken from the queue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SELECT – xnode is an inod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12" office:value-type="string" calcext:value-type="string">
            <text:p>impossible cas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SELECT – xnode is a leaf</text:p>
          </table:table-cell>
          <table:table-cell table:style-name="ce9" office:value-type="string" calcext:value-type="string">
            <text:p>set head to xnode,</text:p>
            <text:p><text:span text:style-name="T2">queue current song as next</text:span></text:p>
            <text:p><text:span text:style-name="T2">and the following ones,</text:span></text:p>
            <text:p><text:span text:style-name="T3">start playing,</text:span></text:p>
            <text:p><text:span text:style-name="T4">switch to State B</text:span></text:p>
          </table:table-cell>
          <table:table-cell table:style-name="ce13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xnode<text:span text:style-name="T7">≠</text:span>head :</text:p>
            <text:p>set head to xnode, <text:span text:style-name="T3">start playing</text:span><text:span text:style-name="T8"> </text:span></text:p>
            <text:p/>
            <text:p><text:span text:style-name="T4">switch to State B</text:span></text:p>
          </table:table-cell>
          <table:table-cell table:style-name="ce9" office:value-type="string" calcext:value-type="string">
            <text:p>if xnode<text:span text:style-name="T7">≠</text:span>head :</text:p>
            <text:p>   set head to xnode, <text:span text:style-name="T3">start playing</text:span><text:span text:style-name="T8"> </text:span>elif xnode==head :</text:p>
            <text:p><text:span text:style-name="T3">   toggle pause (play again)</text:span></text:p>
            <text:p/>
            <text:p> <text:span text:style-name="T4">switch to State B</text:span>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ESC</text:p>
          </table:table-cell>
          <table:table-cell table:style-name="ce9" office:value-type="string" calcext:value-type="string">
            <text:p>no action</text:p>
          </table:table-cell>
          <table:table-cell table:style-name="ce13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music has been stopped :</text:p>
            <text:p><text:span text:style-name="T4">switch to State A</text:span></text:p>
            <text:p/>
            <text:p><text:span text:style-name="T9">else (still playing) :</text:span></text:p>
            <text:p><text:span text:style-name="T6">set xnode back to head and </text:span><text:span text:style-name="T10">switch to State B</text:span></text:p>
          </table:table-cell>
          <table:table-cell table:style-name="ce9" office:value-type="string" calcext:value-type="string">
            <text:p>set xnode back to head,</text:p>
            <text:p><text:span text:style-name="T3">toggle pause (play again)</text:span></text:p>
            <text:p>and <text:span text:style-name="T4">switch to State B</text:span>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STOP</text:p>
          </table:table-cell>
          <table:table-cell table:style-name="ce9" office:value-type="string" calcext:value-type="string">
            <text:p>no action</text:p>
          </table:table-cell>
          <table:table-cell table:style-name="ce13" office:value-type="string" calcext:value-type="string">
            <text:p>stop playing, <text:span text:style-name="T4">switch to State A</text:span></text:p>
          </table:table-cell>
          <table:table-cell table:style-name="ce9" office:value-type="string" calcext:value-type="string">
            <text:p><text:span text:style-name="T3">stop playing</text:span>, set xnode back to head, <text:span text:style-name="T4">switch to State A</text:span></text:p>
          </table:table-cell>
          <table:table-cell table:style-name="ce9" office:value-type="string" calcext:value-type="string">
            <text:p><text:span text:style-name="T3">stop playing</text:span>, set xnode back to head, <text:span text:style-name="T4">switch to State A</text:span>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QUEUE</text:p>
            <text:p>or QUEUE_AS_NEXT</text:p>
          </table:table-cell>
          <table:table-cell table:style-name="ce10" office:value-type="string" calcext:value-type="string">
            <text:p>queue the song(s),</text:p>
            <text:p>toggle queue mode on</text:p>
          </table:table-cell>
          <table:table-cell table:style-name="ce10" office:value-type="string" calcext:value-type="string">
            <text:p>queue current song,</text:p>
            <text:p><text:span text:style-name="T6">toggle queue mode on</text:span></text:p>
          </table:table-cell>
          <table:table-cell table:style-name="ce10" office:value-type="string" calcext:value-type="string">
            <text:p>queue the song(s),</text:p>
            <text:p><text:span text:style-name="T6">toggle queue mode on</text:span></text:p>
          </table:table-cell>
          <table:table-cell table:style-name="ce10" office:value-type="string" calcext:value-type="string">
            <text:p>queue the song(s),</text:p>
            <text:p><text:span text:style-name="T6">toggle queue mode on</text:span></text:p>
          </table:table-cell>
          <table:table-cell table:number-columns-repeated="1018"/>
        </table:table-row>
        <table:table-row table:style-name="ro12">
          <table:table-cell table:style-name="ce5" office:value-type="string" calcext:value-type="string">
            <text:p>CLEAR_QUEUE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13">
          <table:table-cell table:number-columns-repeated="1023"/>
        </table:table-row>
        <table:table-row table:style-name="ro13">
          <table:table-cell table:style-name="Default" table:number-columns-repeated="5"/>
          <table:table-cell table:number-columns-repeated="1018"/>
        </table:table-row>
        <table:table-row table:style-name="ro13">
          <table:table-cell table:number-columns-repeated="1023"/>
        </table:table-row>
        <table:table-row table:style-name="ro14" table:number-rows-repeated="104855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6:24:14.069890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5-06-07T16:10:46.054875004</dc:date>
    <dc:creator>nico </dc:creator>
    <meta:editing-duration>PT15H28M47S</meta:editing-duration>
    <meta:editing-cycles>51</meta:editing-cycles>
    <meta:generator>LibreOffice/4.4.2.2$Linux_X86_64 LibreOffice_project/c4c7d32d0d49397cad38d62472b0bc8acff48dd6</meta:generator>
    <meta:document-statistic meta:table-count="1" meta:cell-count="68" meta:object-count="0"/>
  </office:meta>
</office:document-meta>
</file>